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528cm" fo:min-width="7.247cm"/>
    </style:style>
    <style:style style:name="gr3" style:family="graphic" style:parent-style-name="standard">
      <style:graphic-properties svg:stroke-color="#000000" draw:fill="none" draw:fill-color="#000000" draw:opacity="50%" draw:opacity-name="" draw:textarea-horizontal-align="justify" draw:textarea-vertical-align="middle" draw:auto-grow-height="false" fo:min-height="1.401cm" fo:min-width="7.247cm"/>
    </style:style>
    <style:style style:name="gr4" style:family="graphic" style:parent-style-name="objectwithoutfill">
      <style:graphic-properties draw:fill="none" draw:fill-color="#000000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995cm" fo:min-width="2.374cm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624cm" fo:min-width="4.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893cm" fo:min-width="4.26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0000" draw:opacity="50%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44cm" svg:height="0.962cm" svg:x="2.919cm" svg:y="2.016cm">
          <draw:text-box>
            <text:p>Marketing my program</text:p>
          </draw:text-box>
        </draw:frame>
        <draw:custom-shape draw:style-name="gr2" draw:text-style-name="P2" draw:layer="layout" svg:width="7.747cm" svg:height="1.778cm" svg:x="2.651cm" svg:y="1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747cm" svg:height="1.651cm" svg:x="2.27cm" svg:y="1.508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017cm" svg:y1="3.159cm" svg:x2="10.398cm" svg:y2="3.54cm">
          <text:p/>
        </draw:line>
        <draw:line draw:style-name="gr4" draw:text-style-name="P4" draw:layer="layout" svg:x1="10.017cm" svg:y1="1.508cm" svg:x2="10.398cm" svg:y2="1.762cm">
          <text:p/>
        </draw:line>
        <draw:line draw:style-name="gr4" draw:text-style-name="P4" draw:layer="layout" svg:x1="2.27cm" svg:y1="3.159cm" svg:x2="2.651cm" svg:y2="3.54cm">
          <text:p/>
        </draw:line>
        <draw:line draw:style-name="gr4" draw:text-style-name="P4" draw:layer="layout" svg:x1="2.27cm" svg:y1="1.508cm" svg:x2="2.651cm" svg:y2="1.762cm">
          <text:p/>
        </draw:line>
        <draw:line draw:style-name="gr5" draw:text-style-name="P4" draw:layer="layout" svg:x1="6.715cm" svg:y1="3.54cm" svg:x2="7.223cm" svg:y2="6.461cm">
          <text:p/>
        </draw:line>
        <draw:frame draw:style-name="gr1" draw:text-style-name="P1" draw:layer="layout" svg:width="0.82cm" svg:height="0.962cm" svg:x="6.207cm" svg:y="5.064cm">
          <draw:text-box>
            <text:p>s</text:p>
          </draw:text-box>
        </draw:frame>
        <draw:frame draw:style-name="gr1" draw:text-style-name="P1" draw:layer="layout" svg:width="2.932cm" svg:height="1.673cm" svg:x="6.08cm" svg:y="7.096cm">
          <draw:text-box>
            <text:p>Program</text:p>
            <text:p text:style-name="P5">used</text:p>
          </draw:text-box>
        </draw:frame>
        <draw:custom-shape draw:style-name="gr6" draw:text-style-name="P4" draw:layer="layout" svg:width="4.064cm" svg:height="3.175cm" svg:x="5.57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509cm" svg:y1="8.493cm" svg:x2="11.795cm" svg:y2="9.382cm">
          <text:p/>
        </draw:line>
        <draw:frame draw:style-name="gr1" draw:text-style-name="P6" draw:layer="layout" svg:width="6.628cm" svg:height="1.673cm" svg:x="11.922cm" svg:y="8.979cm">
          <draw:text-box>
            <text:p text:style-name="P5">Talked about and</text:p>
            <text:p text:style-name="P5">Gains attention online</text:p>
          </draw:text-box>
        </draw:frame>
        <draw:custom-shape draw:style-name="gr7" draw:text-style-name="P4" draw:layer="layout" svg:width="7.366cm" svg:height="4.064cm" svg:x="11.668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1.668cm" svg:y1="10.525cm" svg:x2="8.874cm" svg:y2="9.255cm">
          <text:p/>
        </draw:line>
        <draw:frame draw:style-name="gr1" draw:text-style-name="P1" draw:layer="layout" svg:width="0.82cm" svg:height="0.962cm" svg:x="10.652cm" svg:y="8.239cm">
          <draw:text-box>
            <text:p>s</text:p>
          </draw:text-box>
        </draw:frame>
        <draw:frame draw:style-name="gr8" draw:text-style-name="P1" draw:layer="layout" svg:width="0.82cm" svg:height="1.343cm" svg:x="8.435cm" svg:y="9.255cm">
          <draw:text-box>
            <text:p>s</text:p>
          </draw:text-box>
        </draw:frame>
        <draw:custom-shape draw:style-name="gr9" draw:text-style-name="P4" draw:layer="layout" svg:width="6.731cm" svg:height="4.445cm" svg:x="3.286cm" svg:y="13.446cm">
          <text:p text:style-name="P5">Market satura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6.588cm" svg:y1="9.382cm" svg:x2="4.81cm" svg:y2="13.827cm">
          <text:p/>
        </draw:line>
        <draw:line draw:style-name="gr5" draw:text-style-name="P4" draw:layer="layout" svg:x1="8.112cm" svg:y1="13.573cm" svg:x2="7.985cm" svg:y2="9.509cm">
          <text:p/>
        </draw:line>
        <draw:frame draw:style-name="gr1" draw:text-style-name="P1" draw:layer="layout" svg:width="0.82cm" svg:height="0.962cm" svg:x="4.429cm" svg:y="12.557cm">
          <draw:text-box>
            <text:p>s</text:p>
          </draw:text-box>
        </draw:frame>
        <draw:frame draw:style-name="gr1" draw:text-style-name="P1" draw:layer="layout" svg:width="0.853cm" svg:height="0.962cm" svg:x="7.259cm" svg:y="9.944cm">
          <draw:text-box>
            <text:p>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04:51:35.327879945</meta:creation-date>
    <dc:date>2017-11-07T05:05:18.175974492</dc:date>
    <meta:editing-duration>PT3M31S</meta:editing-duration>
    <meta:editing-cycles>1</meta:editing-cycles>
    <meta:generator>LibreOffice/5.1.6.2$Linux_X86_64 LibreOffice_project/10m0$Build-2</meta:generator>
    <meta:document-statistic meta:object-count="22"/>
  </office:meta>
</office:document-meta>
</file>